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monospace"/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1" svg:font-family="Arial" style:font-family-generic="swiss" style:font-pitch="variable"/>
    <style:font-face style:name="Bahnschrift" svg:font-family="Bahnschrift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fo:orphans="0" fo:widows="0" style:page-number="auto"/>
      <style:text-properties style:font-name="Times New Roman" fo:font-size="26pt" style:text-underline-style="solid" style:text-underline-width="auto" style:text-underline-color="font-color" fo:font-weight="bold" style:font-name-asian="Times New Roman1" style:font-size-asian="26pt" style:font-weight-asian="bold" style:font-name-complex="Times New Roman1" style:font-size-complex="26pt" style:font-weight-complex="bold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26pt" style:text-underline-style="solid" style:text-underline-width="auto" style:text-underline-color="font-color" fo:font-weight="bold" style:font-name-asian="Times New Roman1" style:font-size-asian="26pt" style:font-weight-asian="bold" style:font-name-complex="Times New Roman1" style:font-size-complex="26pt" style:font-weight-complex="bold"/>
    </style:style>
    <style:style style:name="P3" style:family="paragraph" style:parent-style-name="Standard" style:list-style-name="L1">
      <style:paragraph-properties fo:line-height="100%" fo:orphans="0" fo:widows="0"/>
      <style:text-properties style:font-name="Times New Roman" fo:font-size="26pt" fo:font-weight="bold" style:font-size-asian="26pt" style:font-size-complex="26pt"/>
    </style:style>
    <style:style style:name="P4" style:family="paragraph" style:parent-style-name="Standard">
      <style:paragraph-properties fo:line-height="100%" fo:text-align="start" style:justify-single-word="false" fo:orphans="0" fo:widows="0"/>
      <style:text-properties style:font-name="Bahnschrift" fo:font-size="20pt" style:text-underline-style="none" fo:font-weight="normal" style:font-name-asian="Times New Roman1" style:font-size-asian="20pt" style:font-weight-asian="normal" style:font-name-complex="Times New Roman1" style:font-size-complex="20pt" style:font-weight-complex="normal"/>
    </style:style>
    <style:style style:name="P5" style:family="paragraph" style:parent-style-name="Text_20_body">
      <style:text-properties style:font-name="Bahnschrift"/>
    </style:style>
    <style:style style:name="P6" style:family="paragraph" style:parent-style-name="Text_20_body">
      <style:paragraph-properties fo:margin-top="0cm" fo:margin-bottom="0cm"/>
      <style:text-properties style:font-name="Bahnschrif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color="#000000" style:font-name="Bahnschrift" fo:font-size="15.5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color="#000000" style:font-name="Bahnschrift" fo:font-size="15.5pt" fo:font-weight="bold"/>
    </style:style>
    <style:style style:name="P9" style:family="paragraph" style:parent-style-name="Text_20_body" style:list-style-name="L2">
      <style:paragraph-properties fo:margin-top="0cm" fo:margin-bottom="0cm" fo:line-height="138%" style:writing-mode="lr-tb"/>
      <style:text-properties fo:color="#000000" style:font-name="Bahnschrift" fo:font-size="15.5pt" fo:font-weight="bold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Bahnschrift"/>
    </style:style>
    <style:style style:name="T1" style:family="text">
      <style:text-properties style:font-name="Times New Roman" fo:font-size="24pt" style:text-underline-style="solid" style:text-underline-width="auto" style:text-underline-color="font-color" fo:font-weight="bold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20pt" style:text-underline-style="solid" style:text-underline-width="auto" style:text-underline-color="font-color" fo:font-weight="bold" style:font-name-asian="Times New Roman1" style:font-size-asian="20pt" style:font-weight-asian="bold" style:font-name-complex="Times New Roman1" style:font-size-complex="20pt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Courier New" fo:font-size="15.5pt" fo:font-weight="bold"/>
    </style:style>
    <style:style style:name="T6" style:family="text">
      <style:text-properties fo:color="#000000" style:font-name="Courier New" fo:font-size="26.5pt" fo:font-weight="bold"/>
    </style:style>
    <style:style style:name="T7" style:family="text">
      <style:text-properties fo:color="#000000" fo:font-size="15.5pt" fo:font-weight="bold"/>
    </style:style>
    <style:style style:name="T8" style:family="text">
      <style:text-properties style:text-underline-style="none" style:font-name-asian="Times New Roman1" style:font-size-asian="20pt" style:font-weight-asian="normal" style:font-name-complex="Times New Roman1" style:font-size-complex="20pt" style:font-weight-complex="normal"/>
    </style:style>
    <style:style style:name="T9" style:family="text">
      <style:text-properties style:text-underline-style="solid" style:text-underline-width="auto" style:text-underline-color="font-color" style:font-name-asian="Times New Roman1" style:font-size-asian="20pt" style:font-weight-asian="bold" style:font-name-complex="Times New Roman1" style:font-size-complex="20pt" style:font-weight-complex="bold"/>
    </style:style>
    <style:style style:name="T10" style:family="text">
      <style:text-properties style:text-underline-style="solid" style:text-underline-width="auto" style:text-underline-color="font-color" style:font-name-asian="Times New Roman1" style:font-weight-asian="bold" style:font-name-complex="Times New Roman1" style:font-weight-complex="bold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/></text:p>
      <text:p text:style-name="P2"><text:span text:style-name="T3">ASSIGNMENT-8<text:line-break/></text:span></text:p>
      <text:list xml:id="list6536457644753147888" text:style-name="L1">
        <text:list-item>
          <text:p text:style-name="P3"><text:span text:style-name="T10">Perform the following queries on the tables created in practical exercise 1 and 6:</text:span></text:p>
        </text:list-item>
      </text:list>
      <text:p text:style-name="Text_20_body"><text:line-break/></text:p>
      <text:p text:style-name="P10"><text:span text:style-name="T7">1. List total deposit from deposit.</text:span><text:span text:style-name="T4"> </text:span></text:p>
      <text:p text:style-name="P5"/>
      <text:p text:style-name="P7"><text:tab/><text:tab/>--&gt; SELECT SUM(amount) AS total_deposit FROM deposit;</text:p>
      <text:p text:style-name="P5"/>
      <text:p text:style-name="P8">2. List total loan from karolbagh branch.</text:p>
      <text:p text:style-name="P5"/>
      <text:p text:style-name="P7"><text:tab/><text:tab/>--&gt; SELECT SUM(loan_amount) AS total_loan FROM loan WHERE branch = 'Karol Bagh';</text:p>
      <text:p text:style-name="P5"/>
      <text:p text:style-name="P8">3. Give maximum loan from branch vrce.</text:p>
      <text:p text:style-name="P5"/>
      <text:p text:style-name="P7"><text:tab/><text:tab/>--&gt; SELECT MAX(loan_amount) AS max_loan FROM loan WHERE branch = 'VRCE';</text:p>
      <text:p text:style-name="P5"/>
      <text:p text:style-name="P8">4. Count total number of customers .</text:p>
      <text:p text:style-name="P5"/>
      <text:p text:style-name="P7"><text:soft-page-break/><text:tab/></text:p>
      <text:p text:style-name="P7"><text:tab/>--&gt; SELECT COUNT(*) AS total_customers FROM</text:p>
      <text:p text:style-name="P7">customer;</text:p>
      <text:p text:style-name="P5"/>
      <text:p text:style-name="P8">5. Count total number of customer‟s cities.</text:p>
      <text:p text:style-name="P5"/>
      <text:p text:style-name="P7"><text:tab/><text:tab/>--&gt; SELECT COUNT(DISTINCT city) AS total_cities FROM customer;</text:p>
      <text:p text:style-name="P5"/>
      <text:p text:style-name="P8">6. Create table supplier from employee with all the columns.</text:p>
      <text:p text:style-name="P5"/>
      <text:p text:style-name="P7"><text:tab/><text:tab/>--&gt; CREATE TABLE supplier AS SELECT * FROM employee;</text:p>
      <text:p text:style-name="P5"/>
      <text:p text:style-name="P8">7. Create table sup1 from employee with first two columns.</text:p>
      <text:p text:style-name="P5"/>
      <text:p text:style-name="P7"><text:tab/><text:tab/>--&gt; CREATE TABLE sup1 AS SELECT emp_no, emp_name FROM employee;</text:p>
      <text:p text:style-name="P5"/>
      <text:p text:style-name="P8">8. Create table sup2 from employee with no data.</text:p>
      <text:p text:style-name="P5"/>
      <text:p text:style-name="P7"><text:tab/><text:tab/>--&gt; CREATE TABLE sup2 AS SELECT * FROM employee WHERE 1=0;</text:p>
      <text:p text:style-name="P5"/>
      <text:list xml:id="list6596482239130581579" text:style-name="L2">
        <text:list-item>
          <text:p text:style-name="P9">Insert the data into sup2 from employee whose second character should be „n‟ and string</text:p>
        </text:list-item>
      </text:list>
      <text:p text:style-name="P8"><text:soft-page-break/></text:p>
      <text:p text:style-name="P8">should be 5 characters long in employee name field.</text:p>
      <text:p text:style-name="P5"/>
      <text:p text:style-name="P7"/>
      <text:p text:style-name="P7"><text:tab/><text:tab/>--&gt; INSERT INTO sup2 SELECT * FROM employee WHERE SUBSTR(emp_name,2,1) = 'n' AND LENGTH(emp_name) = 5;</text:p>
      <text:p text:style-name="P5"/>
      <text:p text:style-name="P8">10.Delete all the rows from sup1.</text:p>
      <text:p text:style-name="P5"/>
      <text:p text:style-name="P7"><text:tab/><text:tab/>--&gt; DELETE FROM sup1;</text:p>
      <text:p text:style-name="P5"/>
      <text:p text:style-name="P8">11.Delete the detail of supplier whose sup_no is 103.</text:p>
      <text:p text:style-name="P5"/>
      <text:p text:style-name="P7"><text:tab/><text:tab/>--&gt; DELETE FROM supplier WHERE sup_no = 103;</text:p>
      <text:p text:style-name="P5"/>
      <text:p text:style-name="P8">12.Rename the table sup2 to suplier_two.</text:p>
      <text:p text:style-name="P5"/>
      <text:p text:style-name="P7"><text:tab/><text:tab/>--&gt; ALTER TABLE sup2 RENAME TO suplier_two;</text:p>
      <text:p text:style-name="P5"/>
      <text:p text:style-name="P8">13.Destroy table sup1 with all the data.</text:p>
      <text:p text:style-name="P5"/>
      <text:p text:style-name="P7"><text:tab/><text:tab/>--&gt; DROP TABLE sup1;</text:p>
      <text:p text:style-name="P5"/>
      <text:p text:style-name="P8">14.Update the value dept_no to 10 where second character of emp. name is „m‟.</text:p>
      <text:p text:style-name="P5"/>
      <text:p text:style-name="P7"><text:soft-page-break/></text:p>
      <text:p text:style-name="P7"><text:tab/><text:tab/>--&gt; UPDATE employee SET dept_no = 10 WHERE SUBSTR(emp_name,2,1) = 'm';</text:p>
      <text:p text:style-name="P5"/>
      <text:p text:style-name="P8">15.Update the value of employee name whose employee number is </text:p>
      <text:p text:style-name="P8"/>
      <text:p text:style-name="P5"/>
      <text:p text:style-name="P7"><text:tab/><text:tab/>--&gt; UPDATE employee SET emp_name = '&amp;new_emp_name' WHERE emp_no = 103;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monospace"/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1" svg:font-family="Arial" style:font-family-generic="swiss" style:font-pitch="variable"/>
    <style:font-face style:name="Bahnschrift" svg:font-family="Bahnschrift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Label_20_1" style:display-name="ListLabel 1" style:family="text">
      <style:text-properties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6-03-31T10:07:46.63</dc:date>
    <meta:generator>OpenOffice/4.1.15$Win32 OpenOffice.org_project/4115m2$Build-9813</meta:generator>
    <meta:editing-duration>PT5M2S</meta:editing-duration>
    <meta:editing-cycles>4</meta:editing-cycles>
    <meta:document-statistic meta:table-count="0" meta:image-count="0" meta:object-count="0" meta:page-count="4" meta:paragraph-count="36" meta:word-count="307" meta:character-count="1794"/>
  </office:meta>
</office:document-meta>
</file>